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C910000161500000C976139E10A845EF3B5.svg" manifest:media-type="image/svg+xml"/>
  <manifest:file-entry manifest:full-path="Pictures/10000201000000D60000007AF2FA47C5D05CD9D4.png" manifest:media-type="image/png"/>
  <manifest:file-entry manifest:full-path="Pictures/10000DE70000161500000C97EEF104441C51CDB1.svg" manifest:media-type="image/svg+xml"/>
  <manifest:file-entry manifest:full-path="Pictures/10000201000000D60000007A6B7C87D6429751DA.png" manifest:media-type="image/png"/>
  <manifest:file-entry manifest:full-path="Pictures/10000D130000161500000C97A84E4C5ECCF8798A.svg" manifest:media-type="image/svg+xml"/>
  <manifest:file-entry manifest:full-path="Pictures/10000CB80000161500000C971DB788D65BADFA2C.svg" manifest:media-type="image/svg+xml"/>
  <manifest:file-entry manifest:full-path="Pictures/10000201000000D60000007A7A5E8B364B4E0D14.png" manifest:media-type="image/png"/>
  <manifest:file-entry manifest:full-path="Pictures/10000201000000D60000007A0A7BBAF2DC1925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ed_20__28_var_29_" svg:stroke-width="0.106cm" draw:marker-start-width="0.358cm" draw:marker-end-width="0.358cm" draw:fill="none" draw:textarea-horizontal-align="justify" draw:textarea-vertical-align="middle" draw:auto-grow-height="false" fo:min-height="5.394cm" fo:min-width="5.144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4.322cm"/>
    </style:style>
    <style:style style:name="gr5" style:family="graphic" style:parent-style-name="standard">
      <style:graphic-properties svg:stroke-width="0.081cm" svg:stroke-color="#3a7c06" draw:marker-start="Circle_20_unfilled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a01c15" draw:marker-start="Circle_20_unfilled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ef8108" draw:marker-start="Circle_20_unfilled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253463" draw:marker-start="Circle_20_unfilled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52cm" svg:height="3.476cm" svg:x="14.271cm" svg:y="14.796cm">
          <draw:image xlink:href="Pictures/10000DE70000161500000C97EEF104441C51CDB1.svg" xlink:type="simple" xlink:show="embed" xlink:actuate="onLoad" loext:mime-type="image/svg+xml">
            <text:p text:style-name="P1">Unknown, </text:p>
            <text:p text:style-name="P1">open,</text:p>
            <text:p text:style-name="P1">possible</text:p>
          </draw:image>
          <draw:image xlink:href="Pictures/10000201000000D60000007A6B7C87D6429751DA.png" xlink:type="simple" xlink:show="embed" xlink:actuate="onLoad" loext:mime-type="image/png"/>
        </draw:frame>
        <draw:frame draw:style-name="gr2" draw:text-style-name="P1" draw:layer="layout" svg:width="5.985cm" svg:height="3.984cm" svg:x="14.716cm" svg:y="5.724cm">
          <draw:image xlink:href="Pictures/10000D130000161500000C97A84E4C5ECCF8798A.svg" xlink:type="simple" xlink:show="embed" xlink:actuate="onLoad" loext:mime-type="image/svg+xml">
            <text:p text:style-name="P1">Transformational: </text:p>
            <text:p text:style-name="P1">emancipatory,</text:p>
            <text:p text:style-name="P1">catalytic, </text:p>
            <text:p text:style-name="P1">ideological</text:p>
          </draw:image>
          <draw:image xlink:href="Pictures/10000201000000D60000007AF2FA47C5D05CD9D4.png" xlink:type="simple" xlink:show="embed" xlink:actuate="onLoad" loext:mime-type="image/png"/>
        </draw:frame>
        <draw:frame draw:style-name="gr1" draw:text-style-name="P1" draw:layer="layout" svg:width="6.541cm" svg:height="3.556cm" svg:x="1.762cm" svg:y="5.699cm">
          <draw:image xlink:href="Pictures/10000CB80000161500000C971DB788D65BADFA2C.svg" xlink:type="simple" xlink:show="embed" xlink:actuate="onLoad" loext:mime-type="image/svg+xml">
            <text:p text:style-name="P1">Transactional:</text:p>
            <text:p text:style-name="P1">Member checking</text:p>
            <text:p text:style-name="P1">triangulation</text:p>
          </draw:image>
          <draw:image xlink:href="Pictures/10000201000000D60000007A0A7BBAF2DC1925AC.png" xlink:type="simple" xlink:show="embed" xlink:actuate="onLoad" loext:mime-type="image/png"/>
        </draw:frame>
        <draw:frame draw:style-name="gr1" draw:text-style-name="P1" draw:layer="layout" svg:width="7.112cm" svg:height="5.715cm" svg:x="1.635cm" svg:y="14.208cm">
          <draw:image xlink:href="Pictures/10000C910000161500000C976139E10A845EF3B5.svg" xlink:type="simple" xlink:show="embed" xlink:actuate="onLoad" loext:mime-type="image/svg+xml">
            <text:p text:style-name="P1">Multiple purposes: </text:p>
            <text:p text:style-name="P1">truth seeking, </text:p>
            <text:p text:style-name="P1">thick descriptions, </text:p>
            <text:p text:style-name="P1">developmental, </text:p>
            <text:p text:style-name="P1">praxis</text:p>
          </draw:image>
          <draw:image xlink:href="Pictures/10000201000000D60000007A7A5E8B364B4E0D14.png" xlink:type="simple" xlink:show="embed" xlink:actuate="onLoad" loext:mime-type="image/png"/>
        </draw:frame>
        <draw:custom-shape draw:style-name="gr3" draw:text-style-name="P2" draw:layer="layout" svg:width="8.128cm" svg:height="8.128cm" svg:x="7.096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604cm" svg:height="4.572cm" svg:x="7.985cm" svg:y="9.89cm">
          <draw:text-box>
            <text:p text:style-name="P1">Holistic/open/eclectic conception of validity: recursive, narrative, non-judgemental validity of text and action</text:p>
          </draw:text-box>
        </draw:frame>
        <draw:line draw:style-name="gr5" draw:text-style-name="P1" draw:layer="layout" svg:x1="15.605cm" svg:y1="8.62cm" svg:x2="14.081cm" svg:y2="9.763cm">
          <text:p/>
        </draw:line>
        <draw:line draw:style-name="gr6" draw:text-style-name="P1" draw:layer="layout" svg:x1="7.223cm" svg:y1="8.239cm" svg:x2="8.493cm" svg:y2="9.636cm">
          <text:p/>
        </draw:line>
        <draw:line draw:style-name="gr7" draw:text-style-name="P1" draw:layer="layout" svg:x1="7.604cm" svg:y1="15.097cm" svg:x2="8.62cm" svg:y2="14.081cm">
          <text:p/>
        </draw:line>
        <draw:line draw:style-name="gr8" draw:text-style-name="P1" draw:layer="layout" svg:x1="15.097cm" svg:y1="15.478cm" svg:x2="13.573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9-09-02T07:24:41.733000000</meta:creation-date>
    <dc:date>2019-09-02T07:52:32.974000000</dc:date>
    <dc:creator>George Self</dc:creator>
    <meta:editing-duration>PT5M26S</meta:editing-duration>
    <meta:editing-cycles>3</meta:editing-cycles>
    <meta:generator>LibreOffice/6.2.3.2$Windows_X86_64 LibreOffice_project/aecc05fe267cc68dde00352a451aa867b3b546ac</meta:generator>
    <meta:document-statistic meta:object-count="10"/>
  </office:meta>
</office:document-meta>
</file>